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4:Sheet1.AMJ7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8-09T12:47:46.794280076</dc:date>
    <meta:editing-duration>P10DT5H35M28S</meta:editing-duration>
    <meta:editing-cycles>813</meta:editing-cycles>
    <meta:generator>LibreOffice/7.4.7.2$Linux_X86_64 LibreOffice_project/40$Build-2</meta:generator>
    <meta:document-statistic meta:table-count="1" meta:cell-count="6435" meta:object-count="0"/>
  </office:meta>
</office:document-meta>
</file>